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lgoritmo</text:p>
          </table:table-cell>
          <table:table-cell office:value-type="string" calcext:value-type="string">
            <text:p>Greedy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Local Primero Mejor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Enfriamiento Simulado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Tabú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style-name="Default"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17" calcext:value-type="float">
            <text:p>0,000017</text:p>
          </table:table-cell>
          <table:table-cell table:style-name="Default"/>
          <table:table-cell table:style-name="ce3" office:value-type="float" office:value="17183468" calcext:value-type="float">
            <text:p>17183468</text:p>
          </table:table-cell>
          <table:table-cell table:style-name="ce7" office:value-type="float" office:value="0.00395" calcext:value-type="float">
            <text:p>0,00395</text:p>
          </table:table-cell>
          <table:table-cell/>
          <table:table-cell table:style-name="ce3" office:value-type="float" office:value="27978710" calcext:value-type="float">
            <text:p>27978710</text:p>
          </table:table-cell>
          <table:table-cell table:style-name="ce7" office:value-type="float" office:value="2.256131" calcext:value-type="float">
            <text:p>2,256131</text:p>
          </table:table-cell>
          <table:table-cell/>
          <table:table-cell table:style-name="ce3" office:value-type="float" office:value="22856976" calcext:value-type="float">
            <text:p>22856976</text:p>
          </table:table-cell>
          <table:table-cell table:style-name="ce7" office:value-type="float" office:value="0.179553" calcext:value-type="float">
            <text:p>0,179553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5" calcext:value-type="float">
            <text:p>0,000025</text:p>
          </table:table-cell>
          <table:table-cell table:style-name="Default"/>
          <table:table-cell table:style-name="ce3" office:value-type="float" office:value="28266240" calcext:value-type="float">
            <text:p>28266240</text:p>
          </table:table-cell>
          <table:table-cell table:style-name="ce7" office:value-type="float" office:value="0.004115" calcext:value-type="float">
            <text:p>0,004115</text:p>
          </table:table-cell>
          <table:table-cell/>
          <table:table-cell table:style-name="ce3" office:value-type="float" office:value="24474936" calcext:value-type="float">
            <text:p>24474936</text:p>
          </table:table-cell>
          <table:table-cell table:style-name="ce7" office:value-type="float" office:value="0.010969" calcext:value-type="float">
            <text:p>0,010969</text:p>
          </table:table-cell>
          <table:table-cell/>
          <table:table-cell table:style-name="ce3" office:value-type="float" office:value="21290656" calcext:value-type="float">
            <text:p>21290656</text:p>
          </table:table-cell>
          <table:table-cell table:style-name="ce7" office:value-type="float" office:value="0.21771" calcext:value-type="float">
            <text:p>0,21771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19131742" calcext:value-type="float">
            <text:p>19131742</text:p>
          </table:table-cell>
          <table:table-cell table:style-name="ce7" office:value-type="float" office:value="0.005169" calcext:value-type="float">
            <text:p>0,005169</text:p>
          </table:table-cell>
          <table:table-cell/>
          <table:table-cell table:style-name="ce3" office:value-type="float" office:value="24270016" calcext:value-type="float">
            <text:p>24270016</text:p>
          </table:table-cell>
          <table:table-cell table:style-name="ce7" office:value-type="float" office:value="2.220282" calcext:value-type="float">
            <text:p>2,220282</text:p>
          </table:table-cell>
          <table:table-cell/>
          <table:table-cell table:style-name="ce3" office:value-type="float" office:value="23974812" calcext:value-type="float">
            <text:p>23974812</text:p>
          </table:table-cell>
          <table:table-cell table:style-name="ce7" office:value-type="float" office:value="0.228802" calcext:value-type="float">
            <text:p>0,228802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3" calcext:value-type="float">
            <text:p>0,000023</text:p>
          </table:table-cell>
          <table:table-cell table:style-name="Default"/>
          <table:table-cell table:style-name="ce3" office:value-type="float" office:value="26603680" calcext:value-type="float">
            <text:p>26603680</text:p>
          </table:table-cell>
          <table:table-cell table:style-name="ce7" office:value-type="float" office:value="0.00287" calcext:value-type="float">
            <text:p>0,00287</text:p>
          </table:table-cell>
          <table:table-cell/>
          <table:table-cell table:style-name="ce3" office:value-type="float" office:value="23197386" calcext:value-type="float">
            <text:p>23197386</text:p>
          </table:table-cell>
          <table:table-cell table:style-name="ce7" office:value-type="float" office:value="2.27406" calcext:value-type="float">
            <text:p>2,27406</text:p>
          </table:table-cell>
          <table:table-cell/>
          <table:table-cell table:style-name="ce3" office:value-type="float" office:value="22244130" calcext:value-type="float">
            <text:p>22244130</text:p>
          </table:table-cell>
          <table:table-cell table:style-name="ce7" office:value-type="float" office:value="0.112976" calcext:value-type="float">
            <text:p>0,112976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33" calcext:value-type="float">
            <text:p>0,000033</text:p>
          </table:table-cell>
          <table:table-cell table:style-name="Default"/>
          <table:table-cell table:style-name="ce3" office:value-type="float" office:value="24805852" calcext:value-type="float">
            <text:p>24805852</text:p>
          </table:table-cell>
          <table:table-cell table:style-name="ce7" office:value-type="float" office:value="0.002988" calcext:value-type="float">
            <text:p>0,002988</text:p>
          </table:table-cell>
          <table:table-cell/>
          <table:table-cell table:style-name="ce3" office:value-type="float" office:value="23727402" calcext:value-type="float">
            <text:p>23727402</text:p>
          </table:table-cell>
          <table:table-cell table:style-name="ce7" office:value-type="float" office:value="2.274897" calcext:value-type="float">
            <text:p>2,274897</text:p>
          </table:table-cell>
          <table:table-cell/>
          <table:table-cell table:style-name="ce3" office:value-type="float" office:value="22823732" calcext:value-type="float">
            <text:p>22823732</text:p>
          </table:table-cell>
          <table:table-cell table:style-name="ce7" office:value-type="float" office:value="0.164064" calcext:value-type="float">
            <text:p>0,164064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16" calcext:value-type="float">
            <text:p>0,000016</text:p>
          </table:table-cell>
          <table:table-cell table:style-name="Default"/>
          <table:table-cell table:style-name="ce3" office:value-type="float" office:value="21108982" calcext:value-type="float">
            <text:p>21108982</text:p>
          </table:table-cell>
          <table:table-cell table:style-name="ce7" office:value-type="float" office:value="0.007642" calcext:value-type="float">
            <text:p>0,007642</text:p>
          </table:table-cell>
          <table:table-cell/>
          <table:table-cell table:style-name="ce3" office:value-type="float" office:value="22551738" calcext:value-type="float">
            <text:p>22551738</text:p>
          </table:table-cell>
          <table:table-cell table:style-name="ce7" office:value-type="float" office:value="2.265697" calcext:value-type="float">
            <text:p>2,265697</text:p>
          </table:table-cell>
          <table:table-cell/>
          <table:table-cell table:style-name="ce3" office:value-type="float" office:value="19693654" calcext:value-type="float">
            <text:p>19693654</text:p>
          </table:table-cell>
          <table:table-cell table:style-name="ce7" office:value-type="float" office:value="0.352415" calcext:value-type="float">
            <text:p>0,352415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Default"/>
          <table:table-cell table:style-name="ce3" office:value-type="float" office:value="20260482" calcext:value-type="float">
            <text:p>20260482</text:p>
          </table:table-cell>
          <table:table-cell table:style-name="ce7" office:value-type="float" office:value="0.004823" calcext:value-type="float">
            <text:p>0,004823</text:p>
          </table:table-cell>
          <table:table-cell/>
          <table:table-cell table:style-name="ce3" office:value-type="float" office:value="22233388" calcext:value-type="float">
            <text:p>22233388</text:p>
          </table:table-cell>
          <table:table-cell table:style-name="ce7" office:value-type="float" office:value="2.248098" calcext:value-type="float">
            <text:p>2,248098</text:p>
          </table:table-cell>
          <table:table-cell/>
          <table:table-cell table:style-name="ce3" office:value-type="float" office:value="24829004" calcext:value-type="float">
            <text:p>24829004</text:p>
          </table:table-cell>
          <table:table-cell table:style-name="ce7" office:value-type="float" office:value="0.151679" calcext:value-type="float">
            <text:p>0,151679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3" calcext:value-type="float">
            <text:p>0,00003</text:p>
          </table:table-cell>
          <table:table-cell table:style-name="Default"/>
          <table:table-cell table:style-name="ce3" office:value-type="float" office:value="19685240" calcext:value-type="float">
            <text:p>19685240</text:p>
          </table:table-cell>
          <table:table-cell table:style-name="ce7" office:value-type="float" office:value="0.006405" calcext:value-type="float">
            <text:p>0,006405</text:p>
          </table:table-cell>
          <table:table-cell/>
          <table:table-cell table:style-name="ce3" office:value-type="float" office:value="20508428" calcext:value-type="float">
            <text:p>20508428</text:p>
          </table:table-cell>
          <table:table-cell table:style-name="ce7" office:value-type="float" office:value="2.224177" calcext:value-type="float">
            <text:p>2,224177</text:p>
          </table:table-cell>
          <table:table-cell/>
          <table:table-cell table:style-name="ce3" office:value-type="float" office:value="23295570" calcext:value-type="float">
            <text:p>23295570</text:p>
          </table:table-cell>
          <table:table-cell table:style-name="ce7" office:value-type="float" office:value="0.138877" calcext:value-type="float">
            <text:p>0,138877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Default"/>
          <table:table-cell table:style-name="ce3" office:value-type="float" office:value="22551240" calcext:value-type="float">
            <text:p>22551240</text:p>
          </table:table-cell>
          <table:table-cell table:style-name="ce7" office:value-type="float" office:value="0.007726" calcext:value-type="float">
            <text:p>0,007726</text:p>
          </table:table-cell>
          <table:table-cell/>
          <table:table-cell table:style-name="ce3" office:value-type="float" office:value="20508428" calcext:value-type="float">
            <text:p>20508428</text:p>
          </table:table-cell>
          <table:table-cell table:style-name="ce7" office:value-type="float" office:value="2.269164" calcext:value-type="float">
            <text:p>2,269164</text:p>
          </table:table-cell>
          <table:table-cell/>
          <table:table-cell table:style-name="ce3" office:value-type="float" office:value="21791084" calcext:value-type="float">
            <text:p>21791084</text:p>
          </table:table-cell>
          <table:table-cell table:style-name="ce7" office:value-type="float" office:value="0.269655" calcext:value-type="float">
            <text:p>0,269655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3" calcext:value-type="float">
            <text:p>0,000023</text:p>
          </table:table-cell>
          <table:table-cell table:style-name="Default"/>
          <table:table-cell table:style-name="ce3" office:value-type="float" office:value="23253614" calcext:value-type="float">
            <text:p>23253614</text:p>
          </table:table-cell>
          <table:table-cell table:style-name="ce7" office:value-type="float" office:value="0.004017" calcext:value-type="float">
            <text:p>0,004017</text:p>
          </table:table-cell>
          <table:table-cell/>
          <table:table-cell table:style-name="ce3" office:value-type="float" office:value="22840746" calcext:value-type="float">
            <text:p>22840746</text:p>
          </table:table-cell>
          <table:table-cell table:style-name="ce7" office:value-type="float" office:value="2.277287" calcext:value-type="float">
            <text:p>2,277287</text:p>
          </table:table-cell>
          <table:table-cell/>
          <table:table-cell table:style-name="ce3" office:value-type="float" office:value="19895140" calcext:value-type="float">
            <text:p>19895140</text:p>
          </table:table-cell>
          <table:table-cell table:style-name="ce7" office:value-type="float" office:value="0.262239" calcext:value-type="float">
            <text:p>0,262239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Default"/>
          <table:table-cell table:style-name="ce3" office:value-type="float" office:value="19131742" calcext:value-type="float">
            <text:p>19131742</text:p>
          </table:table-cell>
          <table:table-cell table:style-name="ce7" office:value-type="float" office:value="0.005262" calcext:value-type="float">
            <text:p>0,005262</text:p>
          </table:table-cell>
          <table:table-cell/>
          <table:table-cell table:style-name="ce3" office:value-type="float" office:value="20702952" calcext:value-type="float">
            <text:p>20702952</text:p>
          </table:table-cell>
          <table:table-cell table:style-name="ce7" office:value-type="float" office:value="0.005188" calcext:value-type="float">
            <text:p>0,005188</text:p>
          </table:table-cell>
          <table:table-cell/>
          <table:table-cell table:style-name="ce3" office:value-type="float" office:value="22057780" calcext:value-type="float">
            <text:p>22057780</text:p>
          </table:table-cell>
          <table:table-cell table:style-name="ce7" office:value-type="float" office:value="0.397143" calcext:value-type="float">
            <text:p>0,397143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8" calcext:value-type="float">
            <text:p>0,000028</text:p>
          </table:table-cell>
          <table:table-cell table:style-name="Default"/>
          <table:table-cell table:style-name="ce3" office:value-type="float" office:value="17907842" calcext:value-type="float">
            <text:p>17907842</text:p>
          </table:table-cell>
          <table:table-cell table:style-name="ce7" office:value-type="float" office:value="0.006283" calcext:value-type="float">
            <text:p>0,006283</text:p>
          </table:table-cell>
          <table:table-cell/>
          <table:table-cell table:style-name="ce3" office:value-type="float" office:value="20508428" calcext:value-type="float">
            <text:p>20508428</text:p>
          </table:table-cell>
          <table:table-cell table:style-name="ce7" office:value-type="float" office:value="2.238089" calcext:value-type="float">
            <text:p>2,238089</text:p>
          </table:table-cell>
          <table:table-cell/>
          <table:table-cell table:style-name="ce3" office:value-type="float" office:value="21133366" calcext:value-type="float">
            <text:p>21133366</text:p>
          </table:table-cell>
          <table:table-cell table:style-name="ce7" office:value-type="float" office:value="0.389086" calcext:value-type="float">
            <text:p>0,389086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1" calcext:value-type="float">
            <text:p>0,000021</text:p>
          </table:table-cell>
          <table:table-cell table:style-name="Default"/>
          <table:table-cell table:style-name="ce3" office:value-type="float" office:value="20506070" calcext:value-type="float">
            <text:p>20506070</text:p>
          </table:table-cell>
          <table:table-cell table:style-name="ce7" office:value-type="float" office:value="0.00527" calcext:value-type="float">
            <text:p>0,00527</text:p>
          </table:table-cell>
          <table:table-cell/>
          <table:table-cell table:style-name="ce3" office:value-type="float" office:value="19698842" calcext:value-type="float">
            <text:p>19698842</text:p>
          </table:table-cell>
          <table:table-cell table:style-name="ce7" office:value-type="float" office:value="2.284423" calcext:value-type="float">
            <text:p>2,284423</text:p>
          </table:table-cell>
          <table:table-cell/>
          <table:table-cell table:style-name="ce3" office:value-type="float" office:value="22480910" calcext:value-type="float">
            <text:p>22480910</text:p>
          </table:table-cell>
          <table:table-cell table:style-name="ce7" office:value-type="float" office:value="0.173521" calcext:value-type="float">
            <text:p>0,173521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39" calcext:value-type="float">
            <text:p>0,000039</text:p>
          </table:table-cell>
          <table:table-cell table:style-name="Default"/>
          <table:table-cell table:style-name="ce3" office:value-type="float" office:value="18213398" calcext:value-type="float">
            <text:p>18213398</text:p>
          </table:table-cell>
          <table:table-cell table:style-name="ce7" office:value-type="float" office:value="0.003157" calcext:value-type="float">
            <text:p>0,003157</text:p>
          </table:table-cell>
          <table:table-cell/>
          <table:table-cell table:style-name="ce3" office:value-type="float" office:value="22245476" calcext:value-type="float">
            <text:p>22245476</text:p>
          </table:table-cell>
          <table:table-cell table:style-name="ce7" office:value-type="float" office:value="2.24484" calcext:value-type="float">
            <text:p>2,24484</text:p>
          </table:table-cell>
          <table:table-cell/>
          <table:table-cell table:style-name="ce3" office:value-type="float" office:value="25835948" calcext:value-type="float">
            <text:p>25835948</text:p>
          </table:table-cell>
          <table:table-cell table:style-name="ce7" office:value-type="float" office:value="0.225799" calcext:value-type="float">
            <text:p>0,225799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38" calcext:value-type="float">
            <text:p>0,000038</text:p>
          </table:table-cell>
          <table:table-cell table:style-name="Default"/>
          <table:table-cell table:style-name="ce3" office:value-type="float" office:value="25720474" calcext:value-type="float">
            <text:p>25720474</text:p>
          </table:table-cell>
          <table:table-cell table:style-name="ce7" office:value-type="float" office:value="0.003054" calcext:value-type="float">
            <text:p>0,003054</text:p>
          </table:table-cell>
          <table:table-cell/>
          <table:table-cell table:style-name="ce3" office:value-type="float" office:value="20508428" calcext:value-type="float">
            <text:p>20508428</text:p>
          </table:table-cell>
          <table:table-cell table:style-name="ce7" office:value-type="float" office:value="2.27476" calcext:value-type="float">
            <text:p>2,27476</text:p>
          </table:table-cell>
          <table:table-cell/>
          <table:table-cell table:style-name="ce3" office:value-type="float" office:value="21713508" calcext:value-type="float">
            <text:p>21713508</text:p>
          </table:table-cell>
          <table:table-cell table:style-name="ce7" office:value-type="float" office:value="0.112508" calcext:value-type="float">
            <text:p>0,112508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Default"/>
          <table:table-cell table:style-name="ce3" office:value-type="float" office:value="19722866" calcext:value-type="float">
            <text:p>19722866</text:p>
          </table:table-cell>
          <table:table-cell table:style-name="ce7" office:value-type="float" office:value="0.009475" calcext:value-type="float">
            <text:p>0,009475</text:p>
          </table:table-cell>
          <table:table-cell/>
          <table:table-cell table:style-name="ce3" office:value-type="float" office:value="20508428" calcext:value-type="float">
            <text:p>20508428</text:p>
          </table:table-cell>
          <table:table-cell table:style-name="ce7" office:value-type="float" office:value="2.257621" calcext:value-type="float">
            <text:p>2,257621</text:p>
          </table:table-cell>
          <table:table-cell/>
          <table:table-cell table:style-name="ce3" office:value-type="float" office:value="21110788" calcext:value-type="float">
            <text:p>21110788</text:p>
          </table:table-cell>
          <table:table-cell table:style-name="ce7" office:value-type="float" office:value="0.433232" calcext:value-type="float">
            <text:p>0,433232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7" calcext:value-type="float">
            <text:p>0,000027</text:p>
          </table:table-cell>
          <table:table-cell table:style-name="Default"/>
          <table:table-cell table:style-name="ce3" office:value-type="float" office:value="27583932" calcext:value-type="float">
            <text:p>27583932</text:p>
          </table:table-cell>
          <table:table-cell table:style-name="ce7" office:value-type="float" office:value="0.003658" calcext:value-type="float">
            <text:p>0,003658</text:p>
          </table:table-cell>
          <table:table-cell/>
          <table:table-cell table:style-name="ce3" office:value-type="float" office:value="23932014" calcext:value-type="float">
            <text:p>23932014</text:p>
          </table:table-cell>
          <table:table-cell table:style-name="ce7" office:value-type="float" office:value="2.353302" calcext:value-type="float">
            <text:p>2,353302</text:p>
          </table:table-cell>
          <table:table-cell/>
          <table:table-cell table:style-name="ce3" office:value-type="float" office:value="20447158" calcext:value-type="float">
            <text:p>20447158</text:p>
          </table:table-cell>
          <table:table-cell table:style-name="ce7" office:value-type="float" office:value="0.346764" calcext:value-type="float">
            <text:p>0,346764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27452606" calcext:value-type="float">
            <text:p>27452606</text:p>
          </table:table-cell>
          <table:table-cell table:style-name="ce7" office:value-type="float" office:value="0.002347" calcext:value-type="float">
            <text:p>0,002347</text:p>
          </table:table-cell>
          <table:table-cell/>
          <table:table-cell table:style-name="ce3" office:value-type="float" office:value="24082526" calcext:value-type="float">
            <text:p>24082526</text:p>
          </table:table-cell>
          <table:table-cell table:style-name="ce7" office:value-type="float" office:value="2.231332" calcext:value-type="float">
            <text:p>2,231332</text:p>
          </table:table-cell>
          <table:table-cell/>
          <table:table-cell table:style-name="ce3" office:value-type="float" office:value="26066826" calcext:value-type="float">
            <text:p>26066826</text:p>
          </table:table-cell>
          <table:table-cell table:style-name="ce7" office:value-type="float" office:value="0.132181" calcext:value-type="float">
            <text:p>0,132181</text:p>
          </table:table-cell>
          <table:table-cell table:number-columns-repeated="1013"/>
        </table:table-row>
        <table:table-row table:style-name="ro2">
          <table:table-cell table:style-name="ce3" office:value-type="float" office:value="38627698" calcext:value-type="float">
            <text:p>38627698</text:p>
          </table:table-cell>
          <table:table-cell table:style-name="ce7" office:value-type="float" office:value="0.000015" calcext:value-type="float">
            <text:p>0,000015</text:p>
          </table:table-cell>
          <table:table-cell table:style-name="Default"/>
          <table:table-cell table:style-name="ce3" office:value-type="float" office:value="18125194" calcext:value-type="float">
            <text:p>18125194</text:p>
          </table:table-cell>
          <table:table-cell table:style-name="ce7" office:value-type="float" office:value="0.005103" calcext:value-type="float">
            <text:p>0,005103</text:p>
          </table:table-cell>
          <table:table-cell/>
          <table:table-cell table:style-name="ce3" office:value-type="float" office:value="7188" calcext:value-type="float">
            <text:p>7188</text:p>
          </table:table-cell>
          <table:table-cell table:style-name="ce7" office:value-type="float" office:value="0.006315" calcext:value-type="float">
            <text:p>0,006315</text:p>
          </table:table-cell>
          <table:table-cell/>
          <table:table-cell table:style-name="ce3" office:value-type="float" office:value="20729760" calcext:value-type="float">
            <text:p>20729760</text:p>
          </table:table-cell>
          <table:table-cell table:style-name="ce7" office:value-type="float" office:value="0.259122" calcext:value-type="float">
            <text:p>0,259122</text:p>
          </table:table-cell>
          <table:table-cell table:number-columns-repeated="1013"/>
        </table:table-row>
        <table:table-row table:style-name="ro2">
          <table:table-cell table:style-name="ce4" office:value-type="float" office:value="38627698" calcext:value-type="float">
            <text:p>38627698</text:p>
          </table:table-cell>
          <table:table-cell table:style-name="ce8" office:value-type="float" office:value="0.000019" calcext:value-type="float">
            <text:p>0,000019</text:p>
          </table:table-cell>
          <table:table-cell table:style-name="Default"/>
          <table:table-cell table:style-name="ce4" office:value-type="float" office:value="26657670" calcext:value-type="float">
            <text:p>26657670</text:p>
          </table:table-cell>
          <table:table-cell table:style-name="ce8" office:value-type="float" office:value="0.003819" calcext:value-type="float">
            <text:p>0,003819</text:p>
          </table:table-cell>
          <table:table-cell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4865" calcext:value-type="float">
            <text:p>0,004865</text:p>
          </table:table-cell>
          <table:table-cell/>
          <table:table-cell table:style-name="ce4" office:value-type="float" office:value="22016432" calcext:value-type="float">
            <text:p>22016432</text:p>
          </table:table-cell>
          <table:table-cell table:style-name="ce8" office:value-type="float" office:value="0.161284" calcext:value-type="float">
            <text:p>0,161284</text:p>
          </table:table-cell>
          <table:table-cell table:number-columns-repeated="1013"/>
        </table:table-row>
        <table:table-row table:style-name="ro2">
          <table:table-cell table:style-name="ce5" table:formula="of:=SUM([.A3:.A23])/20" office:value-type="float" office:value="38627698" calcext:value-type="float">
            <text:p>38627698</text:p>
          </table:table-cell>
          <table:table-cell table:formula="of:=SUM([.B3:.B23])/20" office:value-type="float" office:value="0.0000237" calcext:value-type="float">
            <text:p>0,0000237</text:p>
          </table:table-cell>
          <table:table-cell table:style-name="Default"/>
          <table:table-cell table:style-name="ce5" table:formula="of:=SUM([.D3:.D23])/20" office:value-type="float" office:value="22193616.7" calcext:value-type="float">
            <text:p>22193616,7</text:p>
          </table:table-cell>
          <table:table-cell table:style-name="ce5" table:formula="of:=SUM([.E3:.E23])/20" office:value-type="float" office:value="0.00485665" calcext:value-type="float">
            <text:p>0,00485665</text:p>
          </table:table-cell>
          <table:table-cell/>
          <table:table-cell table:style-name="ce5" table:formula="of:=SUM([.G3:.G23])/20" office:value-type="float" office:value="20224623.5" calcext:value-type="float">
            <text:p>20224623,5</text:p>
          </table:table-cell>
          <table:table-cell table:style-name="ce5" table:formula="of:=SUM([.H3:.H23])/20" office:value-type="float" office:value="1.81107485" calcext:value-type="float">
            <text:p>1,81107485</text:p>
          </table:table-cell>
          <table:table-cell/>
          <table:table-cell table:style-name="ce5" table:formula="of:=SUM([.J3:.J23])/20" office:value-type="float" office:value="22314361.7" calcext:value-type="float">
            <text:p>22314361,7</text:p>
          </table:table-cell>
          <table:table-cell table:style-name="ce5" table:formula="of:=SUM([.K3:.K23])/20" office:value-type="float" office:value="0.2354305" calcext:value-type="float">
            <text:p>0,2354305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style-name="ce5" table:number-columns-repeated="2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2:11:21.953049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4-07T22:14:50.618506337</dc:date>
    <meta:editing-duration>PT13M</meta:editing-duration>
    <meta:editing-cycles>4</meta:editing-cycles>
    <meta:generator>LibreOffice/4.2.7.2$Linux_X86_64 LibreOffice_project/420m0$Build-2</meta:generator>
    <meta:document-statistic meta:table-count="1" meta:cell-count="184" meta:object-count="0"/>
  </office:meta>
</office:document-meta>
</file>